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61c3" officeooo:paragraph-rsid="000b61c3" style:font-weight-asian="bold" style:font-weight-complex="bold"/>
    </style:style>
    <style:style style:name="P2" style:family="paragraph" style:parent-style-name="Standard">
      <style:text-properties style:text-underline-style="none" fo:font-weight="normal" officeooo:rsid="000b61c3" officeooo:paragraph-rsid="000b61c3" style:font-weight-asian="normal" style:font-weight-complex="normal"/>
    </style:style>
    <style:style style:name="P3" style:family="paragraph" style:parent-style-name="Standard">
      <style:text-properties officeooo:paragraph-rsid="000b61c3"/>
    </style:style>
    <style:style style:name="T1" style:family="text">
      <style:text-properties style:text-underline-style="none" fo:font-weight="normal" officeooo:rsid="000b61c3" style:font-weight-asian="normal" style:font-weight-complex="normal"/>
    </style:style>
    <style:style style:name="T2" style:family="text">
      <style:text-properties style:text-underline-style="none" fo:font-weight="normal" officeooo:rsid="001420c6" style:font-weight-asian="normal" style:font-weight-complex="normal"/>
    </style:style>
    <style:style style:name="T3" style:family="text">
      <style:text-properties style:text-underline-style="none" fo:font-weight="normal" officeooo:rsid="0015e992" style:font-weight-asian="normal" style:font-weight-complex="normal"/>
    </style:style>
    <style:style style:name="T4" style:family="text">
      <style:text-properties style:text-underline-style="none" fo:font-weight="normal" officeooo:rsid="00161945" style:font-weight-asian="normal" style:font-weight-complex="normal"/>
    </style:style>
    <style:style style:name="T5" style:family="text">
      <style:text-properties officeooo:rsid="001619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cio del dia</text:p>
      <text:p text:style-name="P1"/>
      <text:p text:style-name="P3"><text:span text:style-name="T1">Al inicio del dia, n</text:span><text:span text:style-name="T3">os hemos reunido en equipo para p</text:span><text:span text:style-name="T4">oner en comun todos los cambios esteticos de la pagina para asi poder debatir que podria ser mejorable que sobra. Tras ello nos hemos puesto con el css de la pagina con la intencion de terminar hoy.</text:span></text:p>
      <text:p text:style-name="P2"/>
      <text:p text:style-name="P1">Final del dia</text:p>
      <text:p text:style-name="P1"/>
      <text:p text:style-name="P3"><text:span text:style-name="T1">Al final del dia hemos t</text:span><text:span text:style-name="T2">erminado t</text:span><text:span text:style-name="T4">odo el aspecto visual de la pagina exceptuando el de la vista_anuncio, y hemos dejado todo preparado para mañana poder ponernos con el responsive web design de la pagina que seria lo ultimo que nos faltari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08T11:54:48.865778229</meta:creation-date>
    <dc:date>2019-11-22T10:51:08.991626620</dc:date>
    <meta:editing-duration>PT1H11M21S</meta:editing-duration>
    <meta:editing-cycles>12</meta:editing-cycles>
    <meta:generator>LibreOffice/6.3.1.2$MacOSX_X86_64 LibreOffice_project/b79626edf0065ac373bd1df5c28bd630b4424273</meta:generator>
    <meta:document-statistic meta:table-count="0" meta:image-count="0" meta:object-count="0" meta:page-count="1" meta:paragraph-count="4" meta:word-count="95" meta:character-count="518" meta:non-whitespace-character-count="427"/>
  </office:meta>
</office:document-meta>
</file>